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203.41pt"/>
    </style:style>
    <style:style style:name="co3" style:family="table-column">
      <style:table-column-properties fo:break-before="auto" style:column-width="183.46pt"/>
    </style:style>
    <style:style style:name="co4" style:family="table-column">
      <style:table-column-properties fo:break-before="auto" style:column-width="53.55pt"/>
    </style:style>
    <style:style style:name="co5" style:family="table-column">
      <style:table-column-properties fo:break-before="auto" style:column-width="266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278.1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281.9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6.21pt"/>
    </style:style>
    <style:style style:name="co12" style:family="table-column">
      <style:table-column-properties fo:break-before="auto" style:column-width="195.25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261.55pt"/>
    </style:style>
    <style:style style:name="co15" style:family="table-column">
      <style:table-column-properties fo:break-before="auto" style:column-width="124.41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1.64pt" fo:break-before="auto" style:use-optimal-row-height="true"/>
    </style:style>
    <style:style style:name="ro3" style:family="table-row">
      <style:table-row-properties style:row-height="47.4pt" fo:break-before="auto" style:use-optimal-row-height="true"/>
    </style:style>
    <style:style style:name="ro4" style:family="table-row">
      <style:table-row-properties style:row-height="218.61pt" fo:break-before="auto" style:use-optimal-row-height="true"/>
    </style:style>
    <style:style style:name="ro5" style:family="table-row">
      <style:table-row-properties style:row-height="115.85pt" fo:break-before="auto" style:use-optimal-row-height="true"/>
    </style:style>
    <style:style style:name="ro6" style:family="table-row">
      <style:table-row-properties style:row-height="93.06pt" fo:break-before="auto" style:use-optimal-row-height="true"/>
    </style:style>
    <style:style style:name="ro7" style:family="table-row">
      <style:table-row-properties style:row-height="35.94pt" fo:break-before="auto" style:use-optimal-row-height="true"/>
    </style:style>
    <style:style style:name="ro8" style:family="table-row">
      <style:table-row-properties style:row-height="58.79pt" fo:break-before="auto" style:use-optimal-row-height="true"/>
    </style:style>
    <style:style style:name="ro9" style:family="table-row">
      <style:table-row-properties style:row-height="70.21pt" fo:break-before="auto" style:use-optimal-row-height="true"/>
    </style:style>
    <style:style style:name="ro10" style:family="table-row">
      <style:table-row-properties style:row-height="332.7pt" fo:break-before="auto" style:use-optimal-row-height="true"/>
    </style:style>
    <style:style style:name="ro11" style:family="table-row">
      <style:table-row-properties style:row-height="104.46pt" fo:break-before="auto" style:use-optimal-row-height="true"/>
    </style:style>
    <style:style style:name="ro12" style:family="table-row">
      <style:table-row-properties style:row-height="138.7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88.41pt" fo:break-before="auto" style:use-optimal-row-height="true"/>
    </style:style>
    <style:style style:name="ro15" style:family="table-row">
      <style:table-row-properties style:row-height="50.51pt" fo:break-before="auto" style:use-optimal-row-height="true"/>
    </style:style>
    <style:style style:name="ro16" style:family="table-row">
      <style:table-row-properties style:row-height="239.95pt" fo:break-before="auto" style:use-optimal-row-height="true"/>
    </style:style>
    <style:style style:name="ro17" style:family="table-row">
      <style:table-row-properties style:row-height="113.41pt" fo:break-before="auto" style:use-optimal-row-height="true"/>
    </style:style>
    <style:style style:name="ro18" style:family="table-row">
      <style:table-row-properties style:row-height="126.26pt" fo:break-before="auto" style:use-optimal-row-height="true"/>
    </style:style>
    <style:style style:name="ro19" style:family="table-row">
      <style:table-row-properties style:row-height="90.99pt" fo:break-before="auto" style:use-optimal-row-height="true"/>
    </style:style>
    <style:style style:name="ro20" style:family="table-row">
      <style:table-row-properties style:row-height="101pt" fo:break-before="auto" style:use-optimal-row-height="true"/>
    </style:style>
    <style:style style:name="ro21" style:family="table-row">
      <style:table-row-properties style:row-height="37.84pt" fo:break-before="auto" style:use-optimal-row-height="true"/>
    </style:style>
    <style:style style:name="ro22" style:family="table-row">
      <style:table-row-properties style:row-height="63.1pt" fo:break-before="auto" style:use-optimal-row-height="true"/>
    </style:style>
    <style:style style:name="ro23" style:family="table-row">
      <style:table-row-properties style:row-height="75.74pt" fo:break-before="auto" style:use-optimal-row-height="true"/>
    </style:style>
    <style:style style:name="ro24" style:family="table-row">
      <style:table-row-properties style:row-height="366.21pt" fo:break-before="auto" style:use-optimal-row-height="true"/>
    </style:style>
    <style:style style:name="ro25" style:family="table-row">
      <style:table-row-properties style:row-height="79.85pt" fo:break-before="auto" style:use-optimal-row-height="false"/>
    </style:style>
    <style:style style:name="ro26" style:family="table-row">
      <style:table-row-properties style:row-height="113.64pt" fo:break-before="auto" style:use-optimal-row-height="true"/>
    </style:style>
    <style:style style:name="ro27" style:family="table-row">
      <style:table-row-properties style:row-height="13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00ffff"/>
      <style:text-properties fo:color="#000000"/>
    </style:style>
    <style:style style:name="ce5" style:family="table-cell" style:parent-style-name="Default">
      <style:table-cell-properties fo:background-color="#009999"/>
    </style:style>
    <style:style style:name="ce6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/>
      <table:table table:name="Kitware_CMake_token_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0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6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429068d7c37d06e53b871811760419ab3e36455</text:p>
          </table:table-cell>
          <table:table-cell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6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41b7621b3c71406359d75098f9bdf8d3567662f</text:p>
          </table:table-cell>
          <table:table-cell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7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f661e87a6a8304edb77bd30b546e5d113477c59</text:p>
          </table:table-cell>
          <table:table-cell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office:value-type="string" calcext:value-type="string">
            <text:p>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8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59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59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table:style-name="ce1" office:value-type="string" calcext:value-type="string">
            <text:p>788581883fef05820f3f83ec5d1456490bc2397f</text:p>
          </table:table-cell>
          <table:table-cell table:style-name="ce1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1" office:value-type="string" calcext:value-type="string">
            <text:p>Source/cmCommandArgumentLexer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Y_FATAL_ERROR(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/data/download/CMake/CMake/Kitware_CMake_68_old.cpp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/data/download/CMake/CMake/Kitware_CMake_68_new.cpp</text:p>
          </table:table-cell>
          <table:table-cell table:style-name="ce1" table:number-columns-repeated="1015"/>
        </table:table-row>
        <table:table-row table:style-name="ro7">
          <table:table-cell table:style-name="ce1" office:value-type="string" calcext:value-type="string">
            <text:p>788581883fef05820f3f83ec5d1456490bc2397f</text:p>
          </table:table-cell>
          <table:table-cell table:style-name="ce1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1" office:value-type="string" calcext:value-type="string">
            <text:p>Source/cmCommandArgumentLexer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Y_FATAL_ERROR(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/data/download/CMake/CMake/Kitware_CMake_68_old.cpp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/data/download/CMake/CMake/Kitware_CMake_68_new.cpp</text:p>
          </table:table-cell>
          <table:table-cell table:style-name="ce1"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a0d64ecf8b9eac29cbfeb7461cf3bcb1688f7aa7</text:p>
          </table:table-cell>
          <table:table-cell table:style-name="ce2"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table:style-name="ce2" office:value-type="string" calcext:value-type="string">
            <text:p>Source/cmCoreTryCompile.cx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printf(fout, "set_property(TARGET %s PROPERTY %s %s)\n", targetName.c_str(),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/data/download/CMake/CMake/Kitware_CMake_72_old.cpp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/data/download/CMake/CMake/Kitware_CMake_72_new.cpp</text:p>
          </table:table-cell>
          <table:table-cell table:style-name="ce2" table:number-columns-repeated="1015"/>
        </table:table-row>
        <table:table-row table:style-name="ro9">
          <table:table-cell table:style-name="ce2" office:value-type="string" calcext:value-type="string">
            <text:p>0290bfc35dee73fb534556700554536f1164caaf</text:p>
          </table:table-cell>
          <table:table-cell table:style-name="ce2"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table:style-name="ce2" office:value-type="string" calcext:value-type="string">
            <text:p>Utilities/cmcurl/lib/easy.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nprintf(buf, sizeof(buf), "CHARSET=cp%u", cp);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/data/download/CMake/CMake/Kitware_CMake_73_old.cpp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/data/download/CMake/CMake/Kitware_CMake_73_new.cpp</text:p>
          </table:table-cell>
          <table:table-cell table:style-name="ce2"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9">
          <table:table-cell table:style-name="ce3" office:value-type="string" calcext:value-type="string">
            <text:p>0290bfc35dee73fb534556700554536f1164caaf</text:p>
          </table:table-cell>
          <table:table-cell table:style-name="ce3"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table:style-name="ce3" office:value-type="string" calcext:value-type="string">
            <text:p>Utilities/cmcurl/lib/version.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n = snprintf(ptr, left, " libidn/%s", stringprep_check_version(NULL));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/data/download/CMake/CMake/Kitware_CMake_77_old.cpp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/data/download/CMake/CMake/Kitware_CMake_77_new.cpp</text:p>
          </table:table-cell>
          <table:table-cell table:style-name="ce3" table:number-columns-repeated="1015"/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f8a1ba202f51e70510f12f46fe0633ea908d5144</text:p>
          </table:table-cell>
          <table:table-cell table:style-name="ce1"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table:style-name="ce1" office:value-type="string" calcext:value-type="string">
            <text:p>Utilities/cmcurl/lib/easy.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nprintf(buf, sizeof(buf), "CHARSET=cp%u", cp);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/data/download/CMake/CMake/Kitware_CMake_79_old.cpp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/data/download/CMake/CMake/Kitware_CMake_79_new.cpp</text:p>
          </table:table-cell>
          <table:table-cell table:style-name="ce1"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88f38a2bb42599561e685dfba956866d857fe518</text:p>
          </table:table-cell>
          <table:table-cell table:style-name="ce2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2" office:value-type="string" calcext:value-type="string">
            <text:p>Source/kwsys/IOStream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rintf(buffer, format, value);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/data/download/CMake/CMake/Kitware_CMake_89_old.cpp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/data/download/CMake/CMake/Kitware_CMake_89_new.cpp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No expression supplied.\n");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Error in compile.\n");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Expression too big.\n");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Out of memory.\n");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Too many parentheses.\n");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Unmatched parentheses.\n");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Unmatched parentheses.\n");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Internal error.\n");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 : * operand could be empty.\n");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Nested *?.\n");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Invalid range in [].\n");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Unmatched [].\n");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Internal error.\n"); // Never here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?* follows nothing.\n");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Trailing backslash.\n");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intf("RegularExpression::compile(): Internal error.\n");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88f38a2bb42599561e685dfba956866d857fe518</text:p>
          </table:table-cell>
          <table:table-cell table:style-name="ce3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3" office:value-type="string" calcext:value-type="string">
            <text:p>Source/kwsys/RegularExpression.cx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rintf(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string" calcext:value-type="string">
            <text:p>/data/download/CMake/CMake/Kitware_CMake_90_old.cpp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string" calcext:value-type="string">
            <text:p>/data/download/CMake/CMake/Kitware_CMake_90_new.cpp</text:p>
          </table:table-cell>
          <table:table-cell table:style-name="ce3"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92c3cab223845ca83533bba7b6d73f6180223935</text:p>
          </table:table-cell>
          <table:table-cell table:style-name="ce2"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table:style-name="ce2" office:value-type="string" calcext:value-type="string">
            <text:p>Source/cmStat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rintf(temp, "%d", cmVersion::GetMinorVersion());</text:p>
          </table:table-cell>
          <table:table-cell table:style-name="ce2" office:value-type="float" office:value="1277" calcext:value-type="float">
            <text:p>1277</text:p>
          </table:table-cell>
          <table:table-cell table:style-name="ce2" office:value-type="string" calcext:value-type="string">
            <text:p>/data/download/CMake/CMake/Kitware_CMake_101_old.cpp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/data/download/CMake/CMake/Kitware_CMake_101_new.cpp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9519d79b63af5912ecb620ea28079a2341ee0253</text:p>
          </table:table-cell>
          <table:table-cell table:style-name="ce2"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table:style-name="ce2" office:value-type="string" calcext:value-type="string">
            <text:p>Source/cmExprPars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# define YYDPRINTF(Args) <text:s text:c="5"/>\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/data/download/CMake/CMake/Kitware_CMake_102_old.cpp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/data/download/CMake/CMake/Kitware_CMake_102_new.cpp</text:p>
          </table:table-cell>
          <table:table-cell table:style-name="ce2" table:number-columns-repeated="1015"/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f506489d1ed222761f9ce752144a458290020e55</text:p>
          </table:table-cell>
          <table:table-cell table:style-name="ce2"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table:style-name="ce2" office:value-type="string" calcext:value-type="string">
            <text:p>Source/cmFortranLex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/data/download/CMake/CMake/Kitware_CMake_104_old.cpp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/data/download/CMake/CMake/Kitware_CMake_104_new.cpp</text:p>
          </table:table-cell>
          <table:table-cell table:style-name="ce2"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a79abb82fe1c90b65f124a8dd31e4a0227583ce4</text:p>
          </table:table-cell>
          <table:table-cell table:style-name="ce2"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table:style-name="ce2" office:value-type="string" calcext:value-type="string">
            <text:p>Source/cmak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matter.PrintFormatted(msg, text.c_str());</text:p>
          </table:table-cell>
          <table:table-cell table:style-name="ce2" office:value-type="float" office:value="2361" calcext:value-type="float">
            <text:p>2361</text:p>
          </table:table-cell>
          <table:table-cell table:style-name="ce2" office:value-type="string" calcext:value-type="string">
            <text:p>/data/download/CMake/CMake/Kitware_CMake_106_old.cpp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/data/download/CMake/CMake/Kitware_CMake_106_new.cpp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67a7dcef45fef6172514d6df1bea3ca94a04735a</text:p>
          </table:table-cell>
          <table:table-cell table:style-name="ce2"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table:style-name="ce2" office:value-type="string" calcext:value-type="string">
            <text:p>Source/CursesDialog/cmCursesMainForm.cx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 cmCursesMainForm::AddError(const char* message, const char*)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/data/download/CMake/CMake/Kitware_CMake_108_old.cpp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/data/download/CMake/CMake/Kitware_CMake_108_new.cpp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>
            <text:p>85d966dcd7a29a17e42fde7b1c109e642f063d82</text:p>
          </table:table-cell>
          <table:table-cell table:style-name="ce2"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table:style-name="ce2" office:value-type="string" calcext:value-type="string">
            <text:p>Utilities/cmcurl/lib/conncache.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turn aprintf("%s:%d",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/data/download/CMake/CMake/Kitware_CMake_110_old.cpp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/data/download/CMake/CMake/Kitware_CMake_110_new.cpp</text:p>
          </table:table-cell>
          <table:table-cell table:style-name="ce2"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202adcfe056681109fe61569ecdb3bd69f0b4f97</text:p>
          </table:table-cell>
          <table:table-cell table:style-name="ce1"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table:style-name="ce1" office:value-type="string" calcext:value-type="string">
            <text:p>lib/conncache.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turn aprintf("%s:%d",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/data/download/CMake/CMake/Kitware_CMake_138_old.cpp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data/download/CMake/CMake/Kitware_CMake_138_new.cpp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9cb685505ad86ecb560d1c71e7314f0ef98971f2</text:p>
          </table:table-cell>
          <table:table-cell table:style-name="ce2"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table:style-name="ce2" office:value-type="string" calcext:value-type="string">
            <text:p>Utilities/cmlibarchive/libarchive/archive_read_support_format_rar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hive_set_error(&amp;a-&gt;archive, ARCHIVE_ERRNO_FILE_FORMAT,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string" calcext:value-type="string">
            <text:p>/data/download/CMake/CMake/Kitware_CMake_148_old.cpp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string" calcext:value-type="string">
            <text:p>/data/download/CMake/CMake/Kitware_CMake_148_new.cpp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b94d71d8850d68b677d5653c698371528344a10</text:p>
          </table:table-cell>
          <table:table-cell table:style-name="ce2"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table:style-name="ce2" office:value-type="string" calcext:value-type="string">
            <text:p>libarchive/archive_read_support_format_rar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hive_set_error(&amp;a-&gt;archive, ARCHIVE_ERRNO_FILE_FORMAT,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string" calcext:value-type="string">
            <text:p>/data/download/CMake/CMake/Kitware_CMake_151_old.cpp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string" calcext:value-type="string">
            <text:p>/data/download/CMake/CMake/Kitware_CMake_151_new.cpp</text:p>
          </table:table-cell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36d9a01a31560ff3eb66e914c0a36a5d6a09844a</text:p>
          </table:table-cell>
          <table:table-cell table:style-name="ce2"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table:style-name="ce2" office:value-type="string" calcext:value-type="string">
            <text:p>Source/cmCoreTryCompil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printf(fout, "set(CMAKE_POSITION_INDEPENDENT_CODE \"ON\")\n");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/data/download/CMake/CMake/Kitware_CMake_152_old.cpp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/data/download/CMake/CMake/Kitware_CMake_152_new.cpp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1e876b46911928b614ba89e234375f7f8a45d0e2</text:p>
          </table:table-cell>
          <table:table-cell table:style-name="ce2"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table:style-name="ce2" office:value-type="string" calcext:value-type="string">
            <text:p>Source/cmListFileLexer.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/data/download/CMake/CMake/Kitware_CMake_154_old.cpp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/data/download/CMake/CMake/Kitware_CMake_154_new.cpp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7d2a0aa76c25d92f1e2a03778f5666bdd7e56b92</text:p>
          </table:table-cell>
          <table:table-cell table:style-name="ce2"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table:style-name="ce2" office:value-type="string" calcext:value-type="string">
            <text:p>Source/CPack/cmCPackDebGenerator.cx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void)sprintf(ar_hb, HDR1, AR_EFMT1, (int)lname,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string" calcext:value-type="string">
            <text:p>/data/download/CMake/CMake/Kitware_CMake_156_old.cpp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/data/download/CMake/CMake/Kitware_CMake_156_new.cpp</text:p>
          </table:table-cell>
          <table:table-cell table:style-name="ce2" table:number-columns-repeated="1015"/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</table:table>
      <table:table table:name="Kitware_CMake_base_ment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23b3d46e96f88ff66bdd064e484c0ba9ffa10ebc</text:p>
          </table:table-cell>
          <table:table-cell table:style-name="ce2"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table:style-name="ce2" office:value-type="string" calcext:value-type="string">
            <text:p>Source/kwsys/ProcessUNIX.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rintf(cp-&gt;ExitExceptionString, "Signal %d", sig);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string" calcext:value-type="string">
            <text:p>/data/download/CMake/CMake/Kitware_CMake_0_old.cpp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/data/download/CMake/CMake/Kitware_CMake_0_new.cpp</text:p>
          </table:table-cell>
          <table:table-cell table:style-name="ce2" table:number-columns-repeated="1015"/>
        </table:table-row>
        <table:table-row table:style-name="ro14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>
            <text:p>8843120ded39b90423afd48ebfde4c059d9495ed</text:p>
          </table:table-cell>
          <table:table-cell table:style-name="ce2"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table:style-name="ce2" office:value-type="string" calcext:value-type="string">
            <text:p>Utilities/cmcurl/lib/conncache.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turn aprintf("%s:%d", hostname, conn-&gt;port);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/data/download/CMake/CMake/Kitware_CMake_6_old.cpp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/data/download/CMake/CMake/Kitware_CMake_6_new.cpp</text:p>
          </table:table-cell>
          <table:table-cell table:style-name="ce2"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1015"/>
        </table:table-row>
        <table:table-row table:style-name="ro19">
          <table:table-cell table:style-name="ce2" office:value-type="string" calcext:value-type="string">
            <text:p>4046cb2d109bb91a16f53962219ad25c80d30755</text:p>
          </table:table-cell>
          <table:table-cell table:style-name="ce2"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table:style-name="ce2" office:value-type="string" calcext:value-type="string">
            <text:p>Source/bindexplib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printf(stderr, "Couldn't open file '%s' with CreateFile()\n", filename);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/data/download/CMake/CMake/Kitware_CMake_24_old.cpp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/data/download/CMake/CMake/Kitware_CMake_24_new.cpp</text:p>
          </table:table-cell>
          <table:table-cell table:style-name="ce2"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>
            <text:p>33f636264a5d830f67316dc6184f4056b3a3629f</text:p>
          </table:table-cell>
          <table:table-cell table:style-name="ce2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2" office:value-type="string" calcext:value-type="string">
            <text:p>Utilities/cmlibarchive/libarchive/archive_read_disk_entry_from_file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hive_set_error(&amp;a-&gt;archive, errno,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/data/download/CMake/CMake/Kitware_CMake_26_old.cpp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/data/download/CMake/CMake/Kitware_CMake_26_new.cpp</text:p>
          </table:table-cell>
          <table:table-cell table:style-name="ce2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table:style-name="ce1" office:value-type="string" calcext:value-type="string">
            <text:p>33f636264a5d830f67316dc6184f4056b3a3629f</text:p>
          </table:table-cell>
          <table:table-cell table:style-name="ce1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1" office:value-type="string" calcext:value-type="string">
            <text:p>Utilities/cmlibarchive/libarchive/archive_write_disk_posix.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sobj_error(int *a_eno, struct archive_string *a_estr,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string" calcext:value-type="string">
            <text:p>/data/download/CMake/CMake/Kitware_CMake_34_old.cpp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/data/download/CMake/CMake/Kitware_CMake_34_new.cpp</text:p>
          </table:table-cell>
          <table:table-cell table:style-name="ce1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8429068d7c37d06e53b871811760419ab3e36455</text:p>
          </table:table-cell>
          <table:table-cell table:style-name="ce4"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table:style-name="ce4" office:value-type="string" calcext:value-type="string">
            <text:p>Utilities/cmlibuv/src/unix/os390.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nprintf(trypath, sizeof(trypath) - 1, "%s/%s", token, args);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/data/download/CMake/CMake/Kitware_CMake_36_old.cpp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/data/download/CMake/CMake/Kitware_CMake_36_new.cpp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741b7621b3c71406359d75098f9bdf8d3567662f</text:p>
          </table:table-cell>
          <table:table-cell table:style-name="ce4"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table:style-name="ce4" office:value-type="string" calcext:value-type="string">
            <text:p>Utilities/cmlibuv/src/unix/os390.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nprintf(trypath, sizeof(trypath) - 1, "%s/%s", token, args);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/data/download/CMake/CMake/Kitware_CMake_37_old.cpp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/data/download/CMake/CMake/Kitware_CMake_37_new.cpp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 calcext:value-type="string">
            <text:p>1f661e87a6a8304edb77bd30b546e5d113477c59</text:p>
          </table:table-cell>
          <table:table-cell table:style-name="ce4"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table:style-name="ce4" office:value-type="string" calcext:value-type="string">
            <text:p>src/unix/os390.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nprintf(trypath, sizeof(trypath) - 1, "%s/%s", token, args);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/data/download/CMake/CMake/Kitware_CMake_38_old.cpp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/data/download/CMake/CMake/Kitware_CMake_38_new.cpp</text:p>
          </table:table-cell>
          <table:table-cell table:style-name="ce4"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bb72fff2f09ef307b74de35ab00dfc08e6da83ee</text:p>
          </table:table-cell>
          <table:table-cell table:style-name="ce2"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table:style-name="ce2" office:value-type="string" calcext:value-type="string">
            <text:p>Utilities/cmcurl/lib/ldap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fprintf(stderr, fmt, args);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/data/download/CMake/CMake/Kitware_CMake_59_old.cpp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/data/download/CMake/CMake/Kitware_CMake_59_new.cpp</text:p>
          </table:table-cell>
          <table:table-cell table:style-name="ce2"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788581883fef05820f3f83ec5d1456490bc2397f</text:p>
          </table:table-cell>
          <table:table-cell table:style-name="ce2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2" office:value-type="string" calcext:value-type="string">
            <text:p>Source/cmCommandArgumentLex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/data/download/CMake/CMake/Kitware_CMake_68_old.cpp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/data/download/CMake/CMake/Kitware_CMake_68_new.cpp</text:p>
          </table:table-cell>
          <table:table-cell table:style-name="ce2"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3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0290bfc35dee73fb534556700554536f1164caaf</text:p>
          </table:table-cell>
          <table:table-cell table:style-name="ce5"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table:style-name="ce5" office:value-type="string" calcext:value-type="string">
            <text:p>Utilities/cmcurl/lib/version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en = snprintf(ptr, left, " libidn/%s", stringprep_check_version(NULL));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/data/download/CMake/CMake/Kitware_CMake_77_old.cpp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/data/download/CMake/CMake/Kitware_CMake_77_new.cpp</text:p>
          </table:table-cell>
          <table:table-cell table:style-name="ce5" table:number-columns-repeated="1015"/>
        </table:table-row>
        <table:table-row table:style-name="ro20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9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88f38a2bb42599561e685dfba956866d857fe518</text:p>
          </table:table-cell>
          <table:table-cell table:style-name="ce2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2" office:value-type="string" calcext:value-type="string">
            <text:p>Source/kwsys/IOStream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rintf(buffer, format, value);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/data/download/CMake/CMake/Kitware_CMake_89_old.cpp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/data/download/CMake/CMake/Kitware_CMake_89_new.cpp</text:p>
          </table:table-cell>
          <table:table-cell table:style-name="ce2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No expression supplied.\n");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Error in compile.\n");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Expression too big.\n");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Out of memory.\n");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Too many parentheses.\n");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Unmatched parentheses.\n");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Unmatched parentheses.\n");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Internal error.\n");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 : * operand could be empty.\n");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Nested *?.\n");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Invalid range in [].\n");</text:p>
          </table:table-cell>
          <table:table-cell table:style-name="ce5" office:value-type="float" office:value="745" calcext:value-type="float">
            <text:p>745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Unmatched [].\n");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Internal error.\n"); // Never here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681" calcext:value-type="float">
            <text:p>681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?* follows nothing.\n");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Trailing backslash.\n");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rintf("RegularExpression::compile(): Internal error.\n");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RegularExpression.cx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string" calcext:value-type="string">
            <text:p>/data/download/CMake/CMake/Kitware_CMake_90_old.cpp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string" calcext:value-type="string">
            <text:p>/data/download/CMake/CMake/Kitware_CMake_90_new.cpp</text:p>
          </table:table-cell>
          <table:table-cell table:style-name="ce5"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No process has been executed.\n"); break;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The process is still executing.\n"); break;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Child was killed when timeout expired.\n"); break;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Child exited with value = %d\n",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Child was killed by parent.\n"); break;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88f38a2bb42599561e685dfba956866d857fe518</text:p>
          </table:table-cell>
          <table:table-cell table:style-name="ce5"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table:style-name="ce5" office:value-type="string" calcext:value-type="string">
            <text:p>Source/kwsys/testProcess.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ntf("Child was disowned.\n"); break;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string" calcext:value-type="string">
            <text:p>/data/download/CMake/CMake/Kitware_CMake_92_old.cpp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string" calcext:value-type="string">
            <text:p>/data/download/CMake/CMake/Kitware_CMake_92_new.cpp</text:p>
          </table:table-cell>
          <table:table-cell table:style-name="ce5"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92c3cab223845ca83533bba7b6d73f6180223935</text:p>
          </table:table-cell>
          <table:table-cell table:style-name="ce2"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table:style-name="ce2" office:value-type="string" calcext:value-type="string">
            <text:p>Source/cmStat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rintf(temp, "%d", cmVersion::GetMinorVersion());</text:p>
          </table:table-cell>
          <table:table-cell table:style-name="ce2" office:value-type="float" office:value="1277" calcext:value-type="float">
            <text:p>1277</text:p>
          </table:table-cell>
          <table:table-cell table:style-name="ce2" office:value-type="string" calcext:value-type="string">
            <text:p>/data/download/CMake/CMake/Kitware_CMake_101_old.cpp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/data/download/CMake/CMake/Kitware_CMake_101_new.cpp</text:p>
          </table:table-cell>
          <table:table-cell table:style-name="ce2"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9519d79b63af5912ecb620ea28079a2341ee0253</text:p>
          </table:table-cell>
          <table:table-cell table:style-name="ce2"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table:style-name="ce2" office:value-type="string" calcext:value-type="string">
            <text:p>Source/cmExprPars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# define YYDPRINTF(Args) <text:s text:c="5"/>\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/data/download/CMake/CMake/Kitware_CMake_102_old.cpp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/data/download/CMake/CMake/Kitware_CMake_102_new.cpp</text:p>
          </table:table-cell>
          <table:table-cell table:style-name="ce2" table:number-columns-repeated="1015"/>
        </table:table-row>
        <table:table-row table:style-name="ro8">
          <table:table-cell table:style-name="ce6" office:value-type="string" calcext:value-type="string">
            <text:p>9519d79b63af5912ecb620ea28079a2341ee0253</text:p>
          </table:table-cell>
          <table:table-cell table:style-name="ce6"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table:style-name="ce6" office:value-type="string" calcext:value-type="string">
            <text:p>Source/cmExprParser.cx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# define YYDSYMPRINTF(Title, Token, Value, Location) <text:s text:c="3"/>\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/data/download/CMake/CMake/Kitware_CMake_102_old.cpp</text:p>
          </table:table-cell>
          <table:table-cell table:style-name="ce6" office:value-type="float" office:value="656" calcext:value-type="float">
            <text:p>656</text:p>
          </table:table-cell>
          <table:table-cell table:style-name="ce6" office:value-type="string" calcext:value-type="string">
            <text:p>/data/download/CMake/CMake/Kitware_CMake_102_new.cpp</text:p>
          </table:table-cell>
          <table:table-cell table:style-name="ce6" table:number-columns-repeated="1015"/>
        </table:table-row>
        <table:table-row table:style-name="ro8">
          <table:table-cell table:style-name="ce6" office:value-type="string" calcext:value-type="string">
            <text:p>9519d79b63af5912ecb620ea28079a2341ee0253</text:p>
          </table:table-cell>
          <table:table-cell table:style-name="ce6"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table:style-name="ce6" office:value-type="string" calcext:value-type="string">
            <text:p>Source/cmExprParser.cx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# define YYDSYMPRINTF(Title, Token, Value, Location)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string" calcext:value-type="string">
            <text:p>/data/download/CMake/CMake/Kitware_CMake_102_old.cpp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string" calcext:value-type="string">
            <text:p>/data/download/CMake/CMake/Kitware_CMake_102_new.cpp</text:p>
          </table:table-cell>
          <table:table-cell table:style-name="ce6"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7aaed265ade4c3b38967e83095497280a7a55153</text:p>
          </table:table-cell>
          <table:table-cell table:style-name="ce6"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table:style-name="ce6" office:value-type="string" calcext:value-type="string">
            <text:p>Source/cmExprParser.cx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# define YYDSYMPRINTF(Title, Token, Value, Location) <text:s text:c="3"/>\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/data/download/CMake/CMake/Kitware_CMake_103_old.cpp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string" calcext:value-type="string">
            <text:p>/data/download/CMake/CMake/Kitware_CMake_103_new.cpp</text:p>
          </table:table-cell>
          <table:table-cell table:style-name="ce6" table:number-columns-repeated="1015"/>
        </table:table-row>
        <table:table-row table:style-name="ro3">
          <table:table-cell table:style-name="ce6" office:value-type="string" calcext:value-type="string">
            <text:p>7aaed265ade4c3b38967e83095497280a7a55153</text:p>
          </table:table-cell>
          <table:table-cell table:style-name="ce6"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table:style-name="ce6" office:value-type="string" calcext:value-type="string">
            <text:p>Source/cmExprParser.cx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# define YYDSYMPRINTF(Title, Token, Value, Location)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string" calcext:value-type="string">
            <text:p>/data/download/CMake/CMake/Kitware_CMake_103_old.cpp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string" calcext:value-type="string">
            <text:p>/data/download/CMake/CMake/Kitware_CMake_103_new.cpp</text:p>
          </table:table-cell>
          <table:table-cell table:style-name="ce6" table:number-columns-repeated="1015"/>
        </table:table-row>
        <table:table-row table:style-name="ro9">
          <table:table-cell table:style-name="ce2" office:value-type="string" calcext:value-type="string">
            <text:p>f506489d1ed222761f9ce752144a458290020e55</text:p>
          </table:table-cell>
          <table:table-cell table:style-name="ce2"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table:style-name="ce2" office:value-type="string" calcext:value-type="string">
            <text:p>Source/cmFortranLex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/data/download/CMake/CMake/Kitware_CMake_104_old.cpp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/data/download/CMake/CMake/Kitware_CMake_104_new.cpp</text:p>
          </table:table-cell>
          <table:table-cell table:style-name="ce2"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f506489d1ed222761f9ce752144a458290020e55</text:p>
          </table:table-cell>
          <table:table-cell table:style-name="ce6"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table:style-name="ce6" office:value-type="string" calcext:value-type="string">
            <text:p>Source/cmFortranLexer.cx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Y_FATAL_ERROR(</text:p>
          </table:table-cell>
          <table:table-cell table:style-name="ce6" office:value-type="float" office:value="1416" calcext:value-type="float">
            <text:p>1416</text:p>
          </table:table-cell>
          <table:table-cell table:style-name="ce6" office:value-type="string" calcext:value-type="string">
            <text:p>/data/download/CMake/CMake/Kitware_CMake_104_old.cpp</text:p>
          </table:table-cell>
          <table:table-cell table:style-name="ce6" office:value-type="float" office:value="1390" calcext:value-type="float">
            <text:p>1390</text:p>
          </table:table-cell>
          <table:table-cell table:style-name="ce6" office:value-type="string" calcext:value-type="string">
            <text:p>/data/download/CMake/CMake/Kitware_CMake_104_new.cpp</text:p>
          </table:table-cell>
          <table:table-cell table:style-name="ce6" table:number-columns-repeated="1015"/>
        </table:table-row>
        <table:table-row table:style-name="ro9">
          <table:table-cell table:style-name="ce6" office:value-type="string" calcext:value-type="string">
            <text:p>f506489d1ed222761f9ce752144a458290020e55</text:p>
          </table:table-cell>
          <table:table-cell table:style-name="ce6"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table:style-name="ce6" office:value-type="string" calcext:value-type="string">
            <text:p>Source/cmFortranLexer.cx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Y_FATAL_ERROR(</text:p>
          </table:table-cell>
          <table:table-cell table:style-name="ce6" office:value-type="float" office:value="1484" calcext:value-type="float">
            <text:p>1484</text:p>
          </table:table-cell>
          <table:table-cell table:style-name="ce6" office:value-type="string" calcext:value-type="string">
            <text:p>/data/download/CMake/CMake/Kitware_CMake_104_old.cpp</text:p>
          </table:table-cell>
          <table:table-cell table:style-name="ce6" office:value-type="float" office:value="1458" calcext:value-type="float">
            <text:p>1458</text:p>
          </table:table-cell>
          <table:table-cell table:style-name="ce6" office:value-type="string" calcext:value-type="string">
            <text:p>/data/download/CMake/CMake/Kitware_CMake_104_new.cpp</text:p>
          </table:table-cell>
          <table:table-cell table:style-name="ce6"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a79abb82fe1c90b65f124a8dd31e4a0227583ce4</text:p>
          </table:table-cell>
          <table:table-cell table:style-name="ce2"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table:style-name="ce2" office:value-type="string" calcext:value-type="string">
            <text:p>Source/cmak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matter.PrintFormatted(msg, text.c_str());</text:p>
          </table:table-cell>
          <table:table-cell table:style-name="ce2" office:value-type="float" office:value="2361" calcext:value-type="float">
            <text:p>2361</text:p>
          </table:table-cell>
          <table:table-cell table:style-name="ce2" office:value-type="string" calcext:value-type="string">
            <text:p>/data/download/CMake/CMake/Kitware_CMake_106_old.cpp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/data/download/CMake/CMake/Kitware_CMake_106_new.cpp</text:p>
          </table:table-cell>
          <table:table-cell table:style-name="ce2" table:number-columns-repeated="1015"/>
        </table:table-row>
        <table:table-row table:style-name="ro14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67a7dcef45fef6172514d6df1bea3ca94a04735a</text:p>
          </table:table-cell>
          <table:table-cell table:style-name="ce2"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table:style-name="ce2" office:value-type="string" calcext:value-type="string">
            <text:p>Source/CursesDialog/cmCursesMainForm.cx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oid cmCursesMainForm::AddError(const char* message, const char*)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/data/download/CMake/CMake/Kitware_CMake_108_old.cpp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/data/download/CMake/CMake/Kitware_CMake_108_new.cpp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85d966dcd7a29a17e42fde7b1c109e642f063d82</text:p>
          </table:table-cell>
          <table:table-cell table:style-name="ce6"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table:style-name="ce6" office:value-type="string" calcext:value-type="string">
            <text:p>Utilities/cmcurl/lib/conncache.c</text:p>
          </table:table-cell>
          <table:table-cell table:style-name="ce6" office:value-type="string" calcext:value-type="string">
            <text:p>Used to be 1 up to 3</text:p>
          </table:table-cell>
          <table:table-cell table:style-name="ce6" office:value-type="string" calcext:value-type="string">
            <text:p>return aprintf("%s:%d",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/data/download/CMake/CMake/Kitware_CMake_110_old.cpp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string" calcext:value-type="string">
            <text:p>/data/download/CMake/CMake/Kitware_CMake_110_new.cpp</text:p>
          </table:table-cell>
          <table:table-cell table:style-name="ce6" table:number-columns-repeated="1015"/>
        </table:table-row>
        <table:table-row table:style-name="ro11">
          <table:table-cell table:style-name="ce6" office:value-type="string" calcext:value-type="string">
            <text:p>85d966dcd7a29a17e42fde7b1c109e642f063d82</text:p>
          </table:table-cell>
          <table:table-cell table:style-name="ce6"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table:style-name="ce6" office:value-type="string" calcext:value-type="string">
            <text:p>Utilities/cmcurl/lib/conncache.c</text:p>
          </table:table-cell>
          <table:table-cell table:style-name="ce6" office:value-type="string" calcext:value-type="string">
            <text:p>used to be 0 up tp 3</text:p>
          </table:table-cell>
          <table:table-cell table:style-name="ce6" office:value-type="string" calcext:value-type="string">
            <text:p>return aprintf("%s:%d", hostname, conn-&gt;port);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string" calcext:value-type="string">
            <text:p>/data/download/CMake/CMake/Kitware_CMake_110_old.cpp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string" calcext:value-type="string">
            <text:p>/data/download/CMake/CMake/Kitware_CMake_110_new.cpp</text:p>
          </table:table-cell>
          <table:table-cell table:style-name="ce6"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85d966dcd7a29a17e42fde7b1c109e642f063d82</text:p>
          </table:table-cell>
          <table:table-cell table:style-name="ce6"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table:style-name="ce6" office:value-type="string" calcext:value-type="string">
            <text:p>Utilities/cmcurl/lib/http_proxy.c</text:p>
          </table:table-cell>
          <table:table-cell table:style-name="ce6" office:value-type="string" calcext:value-type="string">
            <text:p>1 up <text:s/>to 3</text:p>
          </table:table-cell>
          <table:table-cell table:style-name="ce6" office:value-type="string" calcext:value-type="string">
            <text:p>aprintf("%s%s%s:%hu", conn-&gt;bits.ipv6_ip?"[":"",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string" calcext:value-type="string">
            <text:p>/data/download/CMake/CMake/Kitware_CMake_115_old.cpp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string" calcext:value-type="string">
            <text:p>/data/download/CMake/CMake/Kitware_CMake_115_new.cpp</text:p>
          </table:table-cell>
          <table:table-cell table:style-name="ce6" table:number-columns-repeated="1015"/>
        </table:table-row>
        <table:table-row table:style-name="ro11">
          <table:table-cell table:style-name="ce6" office:value-type="string" calcext:value-type="string">
            <text:p>85d966dcd7a29a17e42fde7b1c109e642f063d82</text:p>
          </table:table-cell>
          <table:table-cell table:style-name="ce6"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table:style-name="ce6" office:value-type="string" calcext:value-type="string">
            <text:p>Utilities/cmcurl/lib/http_proxy.c</text:p>
          </table:table-cell>
          <table:table-cell table:style-name="ce6" office:value-type="string" calcext:value-type="string">
            <text:p>0 up to 3</text:p>
          </table:table-cell>
          <table:table-cell table:style-name="ce6" office:value-type="string" calcext:value-type="string">
            <text:p>aprintf("%s%s%s:%hu", ipv6_ip?"[":"", hostname, ipv6_ip?"]":"",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/data/download/CMake/CMake/Kitware_CMake_115_old.cpp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/data/download/CMake/CMake/Kitware_CMake_115_new.cpp</text:p>
          </table:table-cell>
          <table:table-cell table:style-name="ce6"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f53f4a8a2d215dac634effea575a27e000dfcb29</text:p>
          </table:table-cell>
          <table:table-cell table:style-name="ce6"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table:style-name="ce6" office:value-type="string" calcext:value-type="string">
            <text:p>Utilities/cmcurl/lib/tftp.c</text:p>
          </table:table-cell>
          <table:table-cell table:style-name="ce6" office:value-type="string" calcext:value-type="string">
            <text:p>3 to 4</text:p>
          </table:table-cell>
          <table:table-cell table:style-name="ce6" office:value-type="string" calcext:value-type="string">
            <text:p>snprintf(buf, sizeof(buf), "%" CURL_FORMAT_CURL_OFF_T,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string" calcext:value-type="string">
            <text:p>/data/download/CMake/CMake/Kitware_CMake_137_old.cpp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/data/download/CMake/CMake/Kitware_CMake_137_new.cpp</text:p>
          </table:table-cell>
          <table:table-cell table:style-name="ce6"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202adcfe056681109fe61569ecdb3bd69f0b4f97</text:p>
          </table:table-cell>
          <table:table-cell table:style-name="ce1"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table:style-name="ce1" office:value-type="string" calcext:value-type="string">
            <text:p>lib/conncache.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turn aprintf("%s:%d",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/data/download/CMake/CMake/Kitware_CMake_138_old.cpp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data/download/CMake/CMake/Kitware_CMake_138_new.cpp</text:p>
          </table:table-cell>
          <table:table-cell table:style-name="ce1"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9cb685505ad86ecb560d1c71e7314f0ef98971f2</text:p>
          </table:table-cell>
          <table:table-cell table:style-name="ce2"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table:style-name="ce2" office:value-type="string" calcext:value-type="string">
            <text:p>Utilities/cmlibarchive/libarchive/archive_read_support_format_rar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hive_set_error(&amp;a-&gt;archive, ARCHIVE_ERRNO_FILE_FORMAT,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string" calcext:value-type="string">
            <text:p>/data/download/CMake/CMake/Kitware_CMake_148_old.cpp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string" calcext:value-type="string">
            <text:p>/data/download/CMake/CMake/Kitware_CMake_148_new.cpp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1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1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36d9a01a31560ff3eb66e914c0a36a5d6a09844a</text:p>
          </table:table-cell>
          <table:table-cell table:style-name="ce2"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table:style-name="ce2" office:value-type="string" calcext:value-type="string">
            <text:p>Source/cmCoreTryCompile.cx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printf(fout, "set(CMAKE_POSITION_INDEPENDENT_CODE \"ON\")\n");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/data/download/CMake/CMake/Kitware_CMake_152_old.cpp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/data/download/CMake/CMake/Kitware_CMake_152_new.cpp</text:p>
          </table:table-cell>
          <table:table-cell table:style-name="ce2"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1e876b46911928b614ba89e234375f7f8a45d0e2</text:p>
          </table:table-cell>
          <table:table-cell table:style-name="ce2"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table:style-name="ce2" office:value-type="string" calcext:value-type="string">
            <text:p>Source/cmListFileLexer.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/data/download/CMake/CMake/Kitware_CMake_154_old.cpp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/data/download/CMake/CMake/Kitware_CMake_154_new.cpp</text:p>
          </table:table-cell>
          <table:table-cell table:style-name="ce2"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1e876b46911928b614ba89e234375f7f8a45d0e2</text:p>
          </table:table-cell>
          <table:table-cell table:style-name="ce5"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table:style-name="ce5" office:value-type="string" calcext:value-type="string">
            <text:p>Source/cmListFileLexer.c</text:p>
          </table:table-cell>
          <table:table-cell table:style-name="ce5" office:value-type="string" calcext:value-type="string">
            <text:p>3 to 4</text:p>
          </table:table-cell>
          <table:table-cell table:style-name="ce5" office:value-type="string" calcext:value-type="string">
            <text:p>YY_FATAL_ERROR(</text:p>
          </table:table-cell>
          <table:table-cell table:style-name="ce5" office:value-type="float" office:value="1358" calcext:value-type="float">
            <text:p>1358</text:p>
          </table:table-cell>
          <table:table-cell table:style-name="ce5" office:value-type="string" calcext:value-type="string">
            <text:p>/data/download/CMake/CMake/Kitware_CMake_154_old.cpp</text:p>
          </table:table-cell>
          <table:table-cell table:style-name="ce5" office:value-type="float" office:value="1368" calcext:value-type="float">
            <text:p>1368</text:p>
          </table:table-cell>
          <table:table-cell table:style-name="ce5" office:value-type="string" calcext:value-type="string">
            <text:p>/data/download/CMake/CMake/Kitware_CMake_154_new.cpp</text:p>
          </table:table-cell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1e876b46911928b614ba89e234375f7f8a45d0e2</text:p>
          </table:table-cell>
          <table:table-cell table:style-name="ce5"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table:style-name="ce5" office:value-type="string" calcext:value-type="string">
            <text:p>Source/cmListFileLexer.c</text:p>
          </table:table-cell>
          <table:table-cell table:style-name="ce5" office:value-type="string" calcext:value-type="string">
            <text:p>3 to 4</text:p>
          </table:table-cell>
          <table:table-cell table:style-name="ce5" office:value-type="string" calcext:value-type="string">
            <text:p>YY_FATAL_ERROR(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string" calcext:value-type="string">
            <text:p>/data/download/CMake/CMake/Kitware_CMake_154_old.cpp</text:p>
          </table:table-cell>
          <table:table-cell table:style-name="ce5" office:value-type="float" office:value="1436" calcext:value-type="float">
            <text:p>1436</text:p>
          </table:table-cell>
          <table:table-cell table:style-name="ce5" office:value-type="string" calcext:value-type="string">
            <text:p>/data/download/CMake/CMake/Kitware_CMake_154_new.cpp</text:p>
          </table:table-cell>
          <table:table-cell table:style-name="ce5"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7d2a0aa76c25d92f1e2a03778f5666bdd7e56b92</text:p>
          </table:table-cell>
          <table:table-cell table:style-name="ce5"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3 up tp 4</text:p>
          </table:table-cell>
          <table:table-cell table:style-name="ce5" office:value-type="string" calcext:value-type="string">
            <text:p>(void)sprintf(ar_hb, HDR1, AR_EFMT1, (int)lname,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string" calcext:value-type="string">
            <text:p>/data/download/CMake/CMake/Kitware_CMake_156_old.cpp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string" calcext:value-type="string">
            <text:p>/data/download/CMake/CMake/Kitware_CMake_156_new.cpp</text:p>
          </table:table-cell>
          <table:table-cell table:style-name="ce5" table:number-columns-repeated="1015"/>
        </table:table-row>
        <table:table-row table:style-name="ro6">
          <table:table-cell table:style-name="ce5" office:value-type="string" calcext:value-type="string">
            <text:p>7d2a0aa76c25d92f1e2a03778f5666bdd7e56b92</text:p>
          </table:table-cell>
          <table:table-cell table:style-name="ce5"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0 up to 4</text:p>
          </table:table-cell>
          <table:table-cell table:style-name="ce5" office:value-type="string" calcext:value-type="string">
            <text:p>(void)sprintf(ar_hb, HDR2, name, (long int)sb-&gt;st_mtime, (unsigned)uid,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string" calcext:value-type="string">
            <text:p>/data/download/CMake/CMake/Kitware_CMake_156_old.cpp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string" calcext:value-type="string">
            <text:p>/data/download/CMake/CMake/Kitware_CMake_156_new.cpp</text:p>
          </table:table-cell>
          <table:table-cell table:style-name="ce5" table:number-columns-repeated="1015"/>
        </table:table-row>
        <table:table-row table:style-name="ro6">
          <table:table-cell table:style-name="ce5" office:value-type="string" calcext:value-type="string">
            <text:p>7d2a0aa76c25d92f1e2a03778f5666bdd7e56b92</text:p>
          </table:table-cell>
          <table:table-cell table:style-name="ce5"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1 up to 4</text:p>
          </table:table-cell>
          <table:table-cell table:style-name="ce5" office:value-type="string" calcext:value-type="string">
            <text:p>(void)sprintf(ar_hb, HDR2, name,</text:p>
          </table:table-cell>
          <table:table-cell table:style-name="ce5" office:value-type="float" office:value="972" calcext:value-type="float">
            <text:p>972</text:p>
          </table:table-cell>
          <table:table-cell table:style-name="ce5" office:value-type="string" calcext:value-type="string">
            <text:p>/data/download/CMake/CMake/Kitware_CMake_156_old.cpp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string" calcext:value-type="string">
            <text:p>/data/download/CMake/CMake/Kitware_CMake_156_new.cpp</text:p>
          </table:table-cell>
          <table:table-cell table:style-name="ce5" table:number-columns-repeated="1015"/>
        </table:table-row>
        <table:table-row table:style-name="ro27">
          <table:table-cell table:style-name="ce5" office:value-type="string" calcext:value-type="string">
            <text:p>d9fd2f5402eeaa345691313658e02b51038f570b</text:p>
          </table:table-cell>
          <table:table-cell table:style-name="ce5"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3 up tp 4</text:p>
          </table:table-cell>
          <table:table-cell table:style-name="ce5" office:value-type="string" calcext:value-type="string">
            <text:p>(void)sprintf(ar_hb, HDR1, AR_EFMT1, (int)lname,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string" calcext:value-type="string">
            <text:p>/data/download/CMake/CMake/Kitware_CMake_157_old.cpp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string" calcext:value-type="string">
            <text:p>/data/download/CMake/CMake/Kitware_CMake_157_new.cpp</text:p>
          </table:table-cell>
          <table:table-cell table:style-name="ce5" table:number-columns-repeated="1015"/>
        </table:table-row>
        <table:table-row table:style-name="ro12">
          <table:table-cell table:style-name="ce5" office:value-type="string" calcext:value-type="string">
            <text:p>d9fd2f5402eeaa345691313658e02b51038f570b</text:p>
          </table:table-cell>
          <table:table-cell table:style-name="ce5"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0 up to 4</text:p>
          </table:table-cell>
          <table:table-cell table:style-name="ce5" office:value-type="string" calcext:value-type="string">
            <text:p>(void)sprintf(ar_hb, HDR2, name, (long int)sb-&gt;st_mtime, (unsigned)uid,</text:p>
          </table:table-cell>
          <table:table-cell table:style-name="ce5" office:value-type="float" office:value="969" calcext:value-type="float">
            <text:p>969</text:p>
          </table:table-cell>
          <table:table-cell table:style-name="ce5" office:value-type="string" calcext:value-type="string">
            <text:p>/data/download/CMake/CMake/Kitware_CMake_157_old.cpp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string" calcext:value-type="string">
            <text:p>/data/download/CMake/CMake/Kitware_CMake_157_new.cpp</text:p>
          </table:table-cell>
          <table:table-cell table:style-name="ce5" table:number-columns-repeated="1015"/>
        </table:table-row>
        <table:table-row table:style-name="ro12">
          <table:table-cell table:style-name="ce5" office:value-type="string" calcext:value-type="string">
            <text:p>d9fd2f5402eeaa345691313658e02b51038f570b</text:p>
          </table:table-cell>
          <table:table-cell table:style-name="ce5"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table:style-name="ce5" office:value-type="string" calcext:value-type="string">
            <text:p>Source/CPack/cmCPackDebGenerator.cxx</text:p>
          </table:table-cell>
          <table:table-cell table:style-name="ce5" office:value-type="string" calcext:value-type="string">
            <text:p>1 up to 4</text:p>
          </table:table-cell>
          <table:table-cell table:style-name="ce5" office:value-type="string" calcext:value-type="string">
            <text:p>(void)sprintf(ar_hb, HDR2, name,</text:p>
          </table:table-cell>
          <table:table-cell table:style-name="ce5" office:value-type="float" office:value="972" calcext:value-type="float">
            <text:p>972</text:p>
          </table:table-cell>
          <table:table-cell table:style-name="ce5" office:value-type="string" calcext:value-type="string">
            <text:p>/data/download/CMake/CMake/Kitware_CMake_157_old.cpp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string" calcext:value-type="string">
            <text:p>/data/download/CMake/CMake/Kitware_CMake_157_new.cpp</text:p>
          </table:table-cell>
          <table:table-cell table:style-name="ce5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7:17:55.940781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6-29T18:48:57.452338604</dc:date>
    <meta:editing-duration>PT4H18S</meta:editing-duration>
    <meta:editing-cycles>13</meta:editing-cycles>
    <meta:document-statistic meta:table-count="2" meta:cell-count="12690" meta:object-count="0"/>
  </office:meta>
</office:document-meta>
</file>